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706cm" fo:min-width="1.748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706cm" fo:min-width="1.748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.049cm" svg:stroke-color="#000000" draw:marker-start="" draw:marker-start-width="0.28cm" draw:marker-start-center="false" draw:marker-end="Arrowheads_20_1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49cm" svg:stroke-color="#ff8000" draw:marker-start="" draw:marker-start-width="0.28cm" draw:marker-start-center="false" draw:marker-end="Arrowheads_20_2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.049cm" svg:stroke-color="#000000" draw:marker-start="" draw:marker-start-width="0.355cm" draw:marker-start-center="false" draw:marker-end="Arrowheads_20_3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49cm" svg:stroke-color="#3465a4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000000" draw:marker-start="Arrowheads_20_6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49cm" svg:stroke-color="#bf0041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0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 style:writing-mode="lr-tb"/>
      <style:text-properties style:font-name="Arial1" fo:font-size="10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style:font-name="Arial" fo:font-size="10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0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8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00" loext:opacity="100%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8000" loext:opacity="100%" style:text-outline="false" style:text-line-through-style="none" style:text-line-through-type="none" style:text-position="sub 58%" style:font-name="Arial1" fo:font-size="10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5cm" svg:height="4.25cm" svg:x="9.057cm" svg:y="12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25cm" svg:height="4.25cm" draw:transform="rotate (1.16692713788341) translate (7.167cm 16.2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1cm" svg:height="0.251cm" svg:x="10.556cm" svg:y="1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306cm" svg:y1="13.85cm" svg:x2="8.806cm" svg:y2="14.85cm">
            <text:p/>
          </draw:line>
          <draw:line draw:style-name="gr4" draw:text-style-name="P1" draw:layer="layout" svg:x1="9.308cm" svg:y1="13.85cm" svg:x2="8.19cm" svg:y2="13.873cm">
            <text:p/>
          </draw:line>
          <draw:line draw:style-name="gr5" draw:text-style-name="P1" draw:layer="layout" svg:x1="8.808cm" svg:y1="14.85cm" svg:x2="8.19cm" svg:y2="13.85cm">
            <text:p/>
          </draw:line>
          <draw:line draw:style-name="gr6" draw:text-style-name="P1" draw:layer="layout" svg:x1="11.306cm" svg:y1="16.927cm" svg:x2="14.059cm" svg:y2="15.49cm">
            <text:p/>
          </draw:line>
          <draw:line draw:style-name="gr6" draw:text-style-name="P1" draw:layer="layout" svg:x1="11.306cm" svg:y1="16.939cm" svg:x2="13.574cm" svg:y2="14.817cm">
            <text:p/>
          </draw:line>
          <draw:line draw:style-name="gr5" draw:text-style-name="P1" draw:layer="layout" svg:x1="14.056cm" svg:y1="15.504cm" svg:x2="13.573cm" svg:y2="14.817cm">
            <text:p/>
          </draw:line>
          <draw:frame draw:style-name="gr7" draw:text-style-name="P4" draw:layer="layout" svg:width="1.001cm" svg:height="0.701cm" svg:x="8.413cm" svg:y="14.635cm">
            <draw:text-box>
              <text:p text:style-name="P3"><text:span text:style-name="T1">v</text:span><text:span text:style-name="T2">b</text:span></text:p>
            </draw:text-box>
          </draw:frame>
          <draw:frame draw:style-name="gr7" draw:text-style-name="P4" draw:layer="layout" svg:width="1.001cm" svg:height="0.701cm" svg:x="8.038cm" svg:y="13.255cm">
            <draw:text-box>
              <text:p text:style-name="P3"><text:span text:style-name="T1">v’</text:span><text:span text:style-name="T2">b</text:span></text:p>
            </draw:text-box>
          </draw:frame>
          <draw:frame draw:style-name="gr7" draw:text-style-name="P4" draw:layer="layout" svg:width="0.827cm" svg:height="0.701cm" svg:x="13.812cm" svg:y="15.369cm">
            <draw:text-box>
              <text:p text:style-name="P3"><text:span text:style-name="T1">v</text:span><text:span text:style-name="T2">a</text:span></text:p>
            </draw:text-box>
          </draw:frame>
          <draw:frame draw:style-name="gr7" draw:text-style-name="P4" draw:layer="layout" svg:width="1.001cm" svg:height="0.701cm" svg:x="12.838cm" svg:y="14.255cm">
            <draw:text-box>
              <text:p text:style-name="P3"><text:span text:style-name="T1">v’</text:span><text:span text:style-name="T2">a</text:span></text:p>
            </draw:text-box>
          </draw:frame>
          <draw:line draw:style-name="gr8" draw:text-style-name="P1" draw:layer="layout" svg:x1="12.295cm" svg:y1="14.85cm" svg:x2="12.295cm" svg:y2="14.6cm">
            <text:p/>
          </draw:line>
          <draw:line draw:style-name="gr9" draw:text-style-name="P1" draw:layer="layout" svg:x1="10.686cm" svg:y1="12.85cm" svg:x2="10.686cm" svg:y2="11.85cm">
            <text:p/>
          </draw:line>
          <draw:line draw:style-name="gr9" draw:text-style-name="P1" draw:layer="layout" svg:x1="7.839cm" svg:y1="14.688cm" svg:x2="6.929cm" svg:y2="14.273cm">
            <text:p/>
          </draw:line>
          <draw:circle draw:style-name="gr10" draw:text-style-name="P5" draw:layer="layout" svg:width="7.795cm" svg:height="7.795cm" svg:x="6.839cm" svg:y="12.134cm" draw:kind="arc" draw:start-angle="90.69" draw:end-angle="154.88">
            <text:p/>
          </draw:circle>
          <draw:frame draw:style-name="gr7" draw:text-style-name="P7" draw:layer="layout" svg:width="1.094cm" svg:height="0.701cm" svg:x="7.752cm" svg:y="12.336cm">
            <draw:text-box>
              <text:p text:style-name="P6"><text:span text:style-name="T3">Δω</text:span></text:p>
            </draw:text-box>
          </draw:frame>
          <draw:line draw:style-name="gr11" draw:text-style-name="P1" draw:layer="layout" svg:x1="11.556cm" svg:y1="15.048cm" svg:x2="11.395cm" svg:y2="14.811cm">
            <text:p/>
          </draw:line>
          <draw:frame draw:style-name="gr12" draw:text-style-name="P7" draw:layer="layout" svg:width="2.211cm" svg:height="0.645cm" svg:x="11.556cm" svg:y="12.85cm">
            <draw:text-box>
              <text:p text:style-name="P8"><text:span text:style-name="T4">Initial orbit</text:span></text:p>
            </draw:text-box>
          </draw:frame>
          <draw:frame draw:style-name="gr13" draw:text-style-name="P7" draw:layer="layout" svg:width="2.277cm" svg:height="0.703cm" svg:x="6.6cm" svg:y="16.723cm">
            <draw:text-box>
              <text:p text:style-name="P8"><text:span text:style-name="T4">Target orbit</text:span></text:p>
            </draw:text-box>
          </draw:frame>
          <draw:frame draw:style-name="gr7" draw:text-style-name="P9" draw:layer="layout" svg:width="1.244cm" svg:height="0.701cm" svg:x="7.346cm" svg:y="13.68cm">
            <draw:text-box>
              <text:p text:style-name="P3"><text:span text:style-name="T5">Δ</text:span><text:span text:style-name="T6">v</text:span><text:span text:style-name="T7">b</text:span></text:p>
            </draw:text-box>
          </draw:frame>
          <draw:frame draw:style-name="gr13" draw:text-style-name="P9" draw:layer="layout" svg:width="1.085cm" svg:height="0.703cm" svg:x="13.546cm" svg:y="14.381cm">
            <draw:text-box>
              <text:p text:style-name="P3"><text:span text:style-name="T5">Δ</text:span><text:span text:style-name="T6">v</text:span><text:span text:style-name="T7">a</text:span></text:p>
            </draw:text-box>
          </draw:frame>
          <draw:line draw:style-name="gr9" draw:text-style-name="P1" draw:layer="layout" svg:x1="10.686cm" svg:y1="15.872cm" svg:x2="10.686cm" svg:y2="12.872cm">
            <text:p/>
          </draw:line>
          <draw:line draw:style-name="gr9" draw:text-style-name="P1" draw:layer="layout" svg:x1="10.624cm" svg:y1="15.888cm" svg:x2="8.982cm" svg:y2="13.377cm">
            <text:p/>
          </draw:line>
          <draw:frame draw:style-name="gr14" draw:text-style-name="P11" draw:layer="layout" svg:width="1.594cm" svg:height="1.153cm" svg:x="9.582cm" svg:y="14.452cm">
            <draw:text-box>
              <text:p text:style-name="P10"><text:span text:style-name="T8">Δω</text:span></text:p>
              <text:p text:style-name="P10"><text:span text:style-name="T3">2</text:span></text:p>
            </draw:text-box>
          </draw:frame>
          <draw:circle draw:style-name="gr10" draw:text-style-name="P5" draw:layer="layout" svg:width="3.2cm" svg:height="3.2cm" svg:x="9.14cm" svg:y="14.43cm" draw:kind="arc" draw:start-angle="91.72" draw:end-angle="124.09">
            <text:p/>
          </draw:circl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10T19:22:45.761000000</dc:date>
    <meta:editing-duration>PT14M34S</meta:editing-duration>
    <meta:editing-cycles>3</meta:editing-cycles>
    <meta:generator>LibreOffice/7.0.4.2$Windows_X86_64 LibreOffice_project/dcf040e67528d9187c66b2379df5ea4407429775</meta:generator>
    <meta:document-statistic meta:object-count="28"/>
  </office:meta>
</office:document-meta>
</file>